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1.933cm"/>
    </style:style>
    <style:style style:name="Tabella9.4" style:family="table-row">
      <style:table-row-properties style:min-row-height="0.157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fe01b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weight="bold" officeooo:paragraph-rsid="000c4d51" style:font-weight-asian="bold" style:font-weight-complex="bold"/>
    </style:style>
    <style:style style:name="P6" style:family="paragraph" style:parent-style-name="Text_20_body">
      <style:text-properties officeooo:rsid="000da795" officeooo:paragraph-rsid="000da795"/>
    </style:style>
    <style:style style:name="P7" style:family="paragraph" style:parent-style-name="Standard">
      <style:paragraph-properties fo:text-align="justify" style:justify-single-word="false"/>
      <style:text-properties officeooo:paragraph-rsid="000c4d51"/>
    </style:style>
    <style:style style:name="P8" style:family="paragraph" style:parent-style-name="Text_20_body">
      <style:text-properties officeooo:rsid="000f2476" officeooo:paragraph-rsid="000f2476"/>
    </style:style>
    <style:style style:name="P9" style:family="paragraph" style:parent-style-name="Text_20_body">
      <style:text-properties officeooo:rsid="000c4d51" officeooo:paragraph-rsid="000c4d51"/>
    </style:style>
    <style:style style:name="P10" style:family="paragraph" style:parent-style-name="Text_20_body">
      <style:text-properties officeooo:rsid="000c4d51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5">Nome scenario:</text:p>
          </table:table-cell>
          <table:table-cell table:style-name="Tabella9.B1" office:value-type="string">
            <text:p text:style-name="P6">Visualizza Situazione Bando Utente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5">Istanza degli attori partecipanti</text:p>
          </table:table-cell>
          <table:table-cell table:style-name="Tabella9.B2" office:value-type="string">
            <text:p text:style-name="P6">Giulio, Amministratore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p text:style-name="P2">1 <text:span text:style-name="T2">Giulio è nella sua area personale del sistema <text:s/>'Amministratore' per </text:span><text:span text:style-name="T3">visualizzare se Maria Aquino è risultata idonea al Bando di accettazione dell'asilo Nido</text:span></text:p>
            <text:p text:style-name="P2"><text:span text:style-name="T3"/></text:p>
            <text:p text:style-name="P2">2 <text:span text:style-name="T2">Seleziona <text:s/>la </text:span><text:span text:style-name="T3">prima</text:span><text:span text:style-name="T2"> linguetta 'Bando' in alto a sinistra</text:span></text:p>
            <text:p text:style-name="P2"><text:span text:style-name="T2"/></text:p>
            <text:p text:style-name="P2">3 <text:span text:style-name="T2">@silo mostra l'interfaccia richiesta </text:span><text:span text:style-name="T3">da Giulio</text:span></text:p>
            <text:p text:style-name="P2"><text:span text:style-name="T3"/></text:p>
            <text:p text:style-name="P2">4 <text:span text:style-name="T2">Giulio scrive il nome “Maria Aquino” all'interno del campo 'Ricerca </text:span><text:span text:style-name="T3">situazione per</text:span><text:span text:style-name="T2"> Nome'</text:span></text:p>
            <text:p text:style-name="P2"><text:span text:style-name="T2"/></text:p>
            <text:p text:style-name="P8">5 Clicca sul bottone 'Avvia Ricerca'</text:p>
            <text:p text:style-name="P8"/>
            <text:p text:style-name="P8">6 @silo elabora le informazione ricevute e visualizza una lista ordinata con le relative informazioni</text:p>
            <text:p text:style-name="P8"/>
            <text:p text:style-name="P3"><text:span text:style-name="T3">7 Giulio osserva la lista e verifica </text:span><text:span text:style-name="T4">nella sezione 'Idoneità' </text:span></text:p>
            <text:p text:style-name="P3"><text:span text:style-name="T4"/></text:p>
            <text:p text:style-name="P3"><text:span text:style-name="T4">8 Visualizza la scritta 'CONCESSA' </text:span><text:span text:style-name="T5">nel riquadro relativo a Maria Aquino</text:span></text:p>
            <text:p text:style-name="P3"><text:span text:style-name="T5"/></text:p>
            <text:p text:style-name="P3"><text:span text:style-name="T4">9 Giulio esce dalla propria aria 'Amministratore'</text:span><text:span text:style-name="T3"> </text:span></text:p>
            <text:p text:style-name="P3"><text:span text:style-name="T3"/></text:p>
          </table:table-cell>
        </table:table-row>
        <table:table-row table:style-name="Tabella9.4">
          <table:table-cell table:style-name="Tabella9.A2" office:value-type="string">
            <text:p text:style-name="P1"/>
          </table:table-cell>
          <table:table-cell table:style-name="Tabella9.B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1M59S</meta:editing-duration>
    <meta:editing-cycles>6</meta:editing-cycles>
    <meta:generator>LibreOffice/3.6$Windows_x86 LibreOffice_project/da8c1e6-fd468f4-454e206-f42a4a9-143cfd</meta:generator>
    <dc:date>2012-10-16T17:54:44.84</dc:date>
    <meta:document-statistic meta:table-count="1" meta:image-count="0" meta:object-count="0" meta:page-count="1" meta:paragraph-count="14" meta:word-count="122" meta:character-count="816" meta:non-whitespace-character-count="703"/>
  </office:meta>
</office:document-meta>
</file>